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fd151"/>
    </style:style>
    <style:style style:name="P2" style:family="paragraph" style:parent-style-name="Standard">
      <style:text-properties fo:font-weight="bold" officeooo:paragraph-rsid="001fd151" style:font-weight-asian="bold" style:font-weight-complex="bold"/>
    </style:style>
    <style:style style:name="P3" style:family="paragraph" style:parent-style-name="Standard">
      <style:text-properties fo:font-weight="normal" officeooo:paragraph-rsid="001fd151" style:font-weight-asian="normal" style:font-weight-complex="normal"/>
    </style:style>
    <style:style style:name="T1" style:family="text">
      <style:text-properties officeooo:rsid="001fd151"/>
    </style:style>
    <style:style style:name="T2" style:family="text">
      <style:text-properties fo:font-weight="bold" officeooo:rsid="001fd151" style:font-weight-asian="bold" style:font-weight-complex="bold"/>
    </style:style>
    <style:style style:name="T3" style:family="text">
      <style:text-properties fo:font-weight="normal" officeooo:rsid="001fd15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ases of man:</text:span></text:p>
      <text:p text:style-name="P1"><text:span text:style-name="T1"/></text:p>
      <text:p text:style-name="P1"><text:span text:style-name="T1"/></text:p>
      <text:p text:style-name="P1"><text:span text:style-name="T1">pg. 70-71 Deal of Happiness.</text:span></text:p>
      <text:p text:style-name="P2"><text:span text:style-name="T1">TRUST. <text:s/>Understand.</text:span></text:p>
      <text:p text:style-name="P3"><text:span text:style-name="T1">Good little woman: hand on shoulder.</text:span></text:p>
      <text:p text:style-name="P3"><text:span text:style-name="T1">Beginning of road to success.</text:span></text:p>
      <text:p text:style-name="P3"><text:span text:style-name="T1">Sweet letter.</text:span></text:p>
      <text:p text:style-name="P3"><text:span text:style-name="T1"/></text:p>
      <text:p text:style-name="P3"><text:span text:style-name="T1">pg. 71</text:span></text:p>
      <text:p text:style-name="P2"><text:span text:style-name="T1">Confidence </text:span></text:p>
      <text:p text:style-name="P3"><text:span text:style-name="T1"/></text:p>
      <text:p text:style-name="P3"><text:span text:style-name="T1">pg. 72</text:span></text:p>
      <text:p text:style-name="P2"><text:span text:style-name="T1">Deep</text:span></text:p>
      <text:p text:style-name="P2"><text:span text:style-name="T3"/></text:p>
      <text:p text:style-name="P2"><text:span text:style-name="T3"/></text:p>
      <text:p text:style-name="P2"><text:span text:style-name="T3">faith</text:span></text:p>
      <text:p text:style-name="P2"><text:span text:style-name="T3"/></text:p>
      <text:p text:style-name="P2"><text:span text:style-name="T3"/></text:p>
      <text:p text:style-name="P2"><text:span text:style-name="T3">work</text:span></text:p>
      <text:p text:style-name="P3"><text:span text:style-name="T1"/></text:p>
      <text:p text:style-name="P3"><text:span text:style-name="T1">----------------------</text:span></text:p>
      <text:p text:style-name="P3"><text:span text:style-name="T1"/></text:p>
      <text:p text:style-name="P3"><text:span text:style-name="T1"/></text:p>
      <text:p text:style-name="P1"><text:span text:style-name="T1"/></text:p>
      <text:p text:style-name="P1"><text:span text:style-name="T1">Conference to say good-bye and good wishes for success.</text:span></text:p>
      <text:p text:style-name="P1"><text:span text:style-name="T1"/></text:p>
      <text:p text:style-name="P1"><text:span text:style-name="T1">Trouble and disappointment.</text:span></text:p>
      <text:p text:style-name="P1"><text:span text:style-name="T1"/></text:p>
      <text:p text:style-name="P1"><text:span text:style-name="T1">Heart in throat.</text:span></text:p>
      <text:p text:style-name="P1"><text:span text:style-name="T1">Signal light.</text:span></text:p>
      <text:p text:style-name="P1"><text:span text:style-name="T1">20 miles out of Texarkana, go back to look for Marie.</text:span></text:p>
      <text:p text:style-name="P1"><text:span text:style-name="T1">Red river.</text:span></text:p>
      <text:p text:style-name="P1"><text:span text:style-name="T1">Marie flies into RG's arms.</text:span></text:p>
      <text:p text:style-name="P1"><text:span text:style-name="T1">Too happy for words,</text:span></text:p>
      <text:p text:style-name="P1"><text:span text:style-name="T1">Sat and talked of future plans until after midnight.</text:span></text:p>
      <text:p text:style-name="P1"><text:span text:style-name="T1">Sleep</text:span></text:p>
      <text:p text:style-name="P1"><text:span text:style-name="T1">Arose and dress</text:span></text:p>
      <text:p text:style-name="P1"><text:span text:style-name="T1">State of collapse</text:span></text:p>
      <text:p text:style-name="P1"><text:span text:style-name="T1">All his future happiness blasted in a moment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Hand inside pocket, draw out a wallet. <text:s/>Tore envelope open.</text:span></text:p>
      <text:p text:style-name="P1"><text:span text:style-name="T1">Little note, tears down face. <text:s/>Letter written by Marie's </text:span><text:span text:style-name="T2">hand</text:span><text:span text:style-name="T1">.</text:span></text:p>
      <text:p text:style-name="P1"><text:span text:style-name="T1"/></text:p>
      <text:p text:style-name="P1"><text:span text:style-name="T1">RG thinks of great </text:span><text:span text:style-name="T2">faith</text:span><text:span text:style-name="T1"> in her and his </text:span><text:span text:style-name="T2">faith</text:span><text:span text:style-name="T1"> in God adn the future as he read the letter</text:span></text:p>
      <text:p text:style-name="P1"><text:span text:style-name="T1">Life will be a blank.</text:span></text:p>
      <text:p text:style-name="P1"><text:span text:style-name="T1"/>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26T00:24:35</meta:creation-date>
    <dc:date>2013-09-26T12:45:25</dc:date>
    <dc:creator>Ryan </dc:creator>
    <meta:editing-duration>P0D</meta:editing-duration>
    <meta:editing-cycles>1</meta:editing-cycles>
    <meta:document-statistic meta:table-count="0" meta:image-count="0" meta:object-count="0" meta:page-count="2" meta:paragraph-count="30" meta:word-count="140" meta:character-count="783" meta:non-whitespace-character-count="669"/>
    <meta:generator>LibreOffice/3.6$Linux_X86_64 LibreOffice_project/360m1$Build-304</meta:generator>
  </office:meta>
</office:document-meta>
</file>